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97b1" officeooo:paragraph-rsid="002597b1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a0e8" officeooo:paragraph-rsid="0024a0e8"/>
    </style:style>
    <style:style style:name="P11" style:family="paragraph" style:parent-style-name="Table_20_Contents" style:list-style-name="L2">
      <style:text-properties style:font-name="Arial" officeooo:rsid="002597b1" officeooo:paragraph-rsid="002597b1"/>
    </style:style>
    <style:style style:name="P12" style:family="paragraph" style:parent-style-name="Table_20_Contents" style:list-style-name="L7">
      <style:text-properties style:font-name="Arial" officeooo:rsid="00252171" officeooo:paragraph-rsid="00252171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252171" officeooo:paragraph-rsid="00252171"/>
    </style:style>
    <style:style style:name="P14" style:family="paragraph" style:parent-style-name="Table_20_Contents" style:list-style-name="L3">
      <style:text-properties style:font-name="Arial" officeooo:rsid="0026d6e9" officeooo:paragraph-rsid="0026d6e9"/>
    </style:style>
    <style:style style:name="P15" style:family="paragraph" style:parent-style-name="Table_20_Contents" style:list-style-name="L4">
      <style:text-properties style:font-name="Arial" officeooo:rsid="0026d6e9" officeooo:paragraph-rsid="0026d6e9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26d6e9" officeooo:paragraph-rsid="0026d6e9"/>
    </style:style>
    <style:style style:name="P17" style:family="paragraph" style:parent-style-name="Table_20_Contents" style:list-style-name="L5">
      <style:text-properties style:font-name="Arial" officeooo:rsid="0026d6e9" officeooo:paragraph-rsid="0026d6e9"/>
    </style:style>
    <style:style style:name="P18" style:family="paragraph" style:parent-style-name="Table_20_Contents" style:list-style-name="L6">
      <style:text-properties style:font-name="Arial" officeooo:rsid="0026d6e9" officeooo:paragraph-rsid="0026d6e9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86a0b" officeooo:paragraph-rsid="00286a0b"/>
    </style:style>
    <style:style style:name="P20" style:family="paragraph" style:parent-style-name="Table_20_Contents" style:list-style-name="L3">
      <style:paragraph-properties fo:text-align="start" style:justify-single-word="false"/>
      <style:text-properties style:font-name="Arial" officeooo:rsid="002b5af5" officeooo:paragraph-rsid="002b5af5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2b5af5" officeooo:paragraph-rsid="002b5af5"/>
    </style:style>
    <style:style style:name="P22" style:family="paragraph" style:parent-style-name="Table_20_Contents" style:list-style-name="L4">
      <style:text-properties style:font-name="Arial" officeooo:rsid="002b5af5" officeooo:paragraph-rsid="002b5af5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2be13d" officeooo:paragraph-rsid="002be13d"/>
    </style:style>
    <style:style style:name="P24" style:family="paragraph" style:parent-style-name="Table_20_Contents" style:list-style-name="L7">
      <style:text-properties style:font-name="Arial" officeooo:rsid="002be13d" officeooo:paragraph-rsid="002be13d"/>
    </style:style>
    <style:style style:name="P25" style:family="paragraph" style:parent-style-name="Table_20_Contents">
      <style:text-properties style:font-name="Arial" officeooo:rsid="002be13d" officeooo:paragraph-rsid="002be13d"/>
    </style:style>
    <style:style style:name="T1" style:family="text">
      <style:text-properties fo:font-weight="bold" officeooo:rsid="0024a0e8" style:font-weight-asian="bold" style:font-weight-complex="bold"/>
    </style:style>
    <style:style style:name="T2" style:family="text">
      <style:text-properties fo:font-weight="bold" officeooo:rsid="00253d1d" style:font-weight-asian="bold" style:font-weight-complex="bold"/>
    </style:style>
    <style:style style:name="T3" style:family="text">
      <style:text-properties officeooo:rsid="001d437d"/>
    </style:style>
    <style:style style:name="T4" style:family="text">
      <style:text-properties officeooo:rsid="0020dbfa"/>
    </style:style>
    <style:style style:name="T5" style:family="text">
      <style:text-properties officeooo:rsid="00253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3</text:span></text:p>
          </table:table-cell>
          <table:table-cell table:style-name="Tabelle4.A1" office:value-type="string">
            <text:p text:style-name="P3">Element: <text:span text:style-name="T1">3</text:span></text:p>
          </table:table-cell>
          <table:table-cell table:style-name="Tabelle4.C1" office:value-type="string">
            <text:p text:style-name="P3">Title: <text:span text:style-name="T2">For and while loop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Explainer video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hat <text:span text:style-name="T5">is</text:span></text:p>
            <text:p text:style-name="P6"><text:span text:style-name="T5">a loop</text:span>?</text:p>
          </table:table-cell>
          <table:table-cell table:style-name="Tabelle1.C2" office:value-type="string">
            <text:list xml:id="list6375821155040255289" text:style-name="L1">
              <text:list-item>
                <text:p text:style-name="P10">A <text:span text:style-name="T5">loop a control flow statement the enables repetition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Repetition</text:p>
          </table:table-cell>
          <table:table-cell table:style-name="Tabelle1.C3" office:value-type="string">
            <text:list xml:id="list1362120954456095410" text:style-name="L2">
              <text:list-item>
                <text:p text:style-name="P11">In our programs we have two main ways of repetition:</text:p>
              </text:list-item>
              <text:list-item>
                <text:p text:style-name="P11">We repeat something a specified number of times</text:p>
              </text:list-item>
              <text:list-item>
                <text:p text:style-name="P11">We repeat something while a condition is true (or until a condition is true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For Loop</text:p>
            <text:p text:style-name="P7">While Loop</text:p>
          </table:table-cell>
          <table:table-cell table:style-name="Tabelle1.C4" office:value-type="string">
            <text:list xml:id="list160851678151040" text:continue-numbering="true" text:style-name="L2">
              <text:list-item>
                <text:p text:style-name="P11">These two ways of repetition are represented as For Loops and While Loop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For Loops</text:p>
          </table:table-cell>
          <table:table-cell table:style-name="Tabelle1.C5" office:value-type="string">
            <text:list xml:id="list6677803745508612194" text:style-name="L3">
              <text:list-item>
                <text:p text:style-name="P14">In most programming languages For loops are used as a counter, to count from a start value to an end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6">Pseudo code</text:p>
          </table:table-cell>
          <table:table-cell table:style-name="Tabelle1.C6" office:value-type="string">
            <text:list xml:id="list7504109927467066437" text:style-name="L4">
              <text:list-item>
                <text:p text:style-name="P15">for counter = start; counter &lt; end; increase counter</text:p>
                <text:p text:style-name="P15"><text:s text:c="3"/>do something with the counter</text:p>
                <text:p text:style-name="P15"/>
              </text:list-item>
              <text:list-item>
                <text:p text:style-name="P15">For counter = start To end:</text:p>
                <text:p text:style-name="P15"><text:s text:c="3"/>do something with the count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6">Counter</text:p>
          </table:table-cell>
          <table:table-cell table:style-name="Tabelle1.C7" office:value-type="string">
            <text:list xml:id="list1047666378726500691" text:style-name="L5">
              <text:list-item>
                <text:p text:style-name="P17">For example, if we start the counter at 1 and we count up to 3, we have three iteration steps</text:p>
              </text:list-item>
              <text:list-item>
                <text:p text:style-name="P17">In each iteration step, the body of the loop is executed and the counter variable has the according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6">Example</text:p>
          </table:table-cell>
          <table:table-cell table:style-name="Tabelle1.C8" office:value-type="string">
            <text:list xml:id="list6607165879385755117" text:style-name="L6">
              <text:list-item>
                <text:p text:style-name="P18">For example, to print the numbers from 1 to 10 we can use the following code:</text:p>
                <text:p text:style-name="P18"/>
                <text:p text:style-name="P18">For counter = 1 To 10</text:p>
                <text:p text:style-name="P18"><text:s text:c="3"/>print counter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19">While loop</text:p>
          </table:table-cell>
          <table:table-cell table:style-name="Tabelle2.C1" office:value-type="string">
            <text:list xml:id="list160851694182894" text:continue-list="list6677803745508612194" text:style-name="L3">
              <text:list-item>
                <text:p text:style-name="P20">A while loop allows statements to be executed repeatedly based on a given conditi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21">Pseudo code</text:p>
          </table:table-cell>
          <table:table-cell table:style-name="Tabelle2.C2" office:value-type="string">
            <text:list xml:id="list160851694171252" text:continue-list="list7504109927467066437" text:style-name="L4">
              <text:list-item>
                <text:p text:style-name="P22">while condition</text:p>
                <text:p text:style-name="P22"><text:s text:c="3"/>do someth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4">0</text:span></text:p>
          </table:table-cell>
          <table:table-cell table:style-name="Tabelle2.A2" office:value-type="string">
            <text:p text:style-name="P23">Example</text:p>
          </table:table-cell>
          <table:table-cell table:style-name="Tabelle2.C3" office:value-type="string">
            <text:list xml:id="list8049501502306869019" text:style-name="L7">
              <text:list-item>
                <text:p text:style-name="P24">For example, to print out the numbers from 1 to 3:</text:p>
                <text:p text:style-name="P24"/>
                <text:p text:style-name="P24">num = 1</text:p>
                <text:p text:style-name="P24">while num &lt;= 3</text:p>
              </text:list-item>
            </text:list>
            <text:p text:style-name="P25"><text:s text:c="9"/>print num</text:p>
            <text:p text:style-name="P25"><text:s text:c="9"/>increase num</text:p>
          </table:table-cell>
        </table:table-row>
        <table:table-row table:style-name="Tabelle2.1">
          <table:table-cell table:style-name="Tabelle2.A2" office:value-type="string">
            <text:p text:style-name="P16">11</text:p>
          </table:table-cell>
          <table:table-cell table:style-name="Tabelle2.A2" office:value-type="string">
            <text:p text:style-name="P23">While loop</text:p>
          </table:table-cell>
          <table:table-cell table:style-name="Tabelle2.C4" office:value-type="string">
            <text:list xml:id="list160851709168738" text:continue-numbering="true" text:style-name="L7">
              <text:list-item>
                <text:p text:style-name="P24">Using a while loop we first check the condition; if it is true, we execute the loop body. If it is false, we execute the first statement after the loop</text:p>
              </text:list-item>
            </text:list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5M24S</meta:editing-duration>
    <meta:editing-cycles>14</meta:editing-cycles>
    <meta:generator>LibreOffice/4.1.3.2$Windows_x86 LibreOffice_project/70feb7d99726f064edab4605a8ab840c50ec57a</meta:generator>
    <dc:date>2015-08-04T16:08:51.596000000</dc:date>
    <meta:document-statistic meta:table-count="3" meta:image-count="0" meta:object-count="0" meta:page-count="2" meta:paragraph-count="57" meta:word-count="311" meta:character-count="1507" meta:non-whitespace-character-count="1245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